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OpenSymbol1" svg:font-family="OpenSymbol" style:font-adornments="Regular" style:font-pitch="variable" style:font-charset="x-symbol"/>
    <style:font-face style:name="Courier New" svg:font-family="'Courier New'"/>
    <style:font-face style:name="Noto Sans Symbols" svg:font-family="'Noto Sans Symbols'"/>
    <style:font-face style:name="Philosopher" svg:font-family="Philosopher, sans-serif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Nunito" svg:font-family="Nunito" style:font-family-generic="roman" style:font-pitch="variable"/>
    <style:font-face style:name="Times New Roman" svg:font-family="'Times New Roman'" style:font-family-generic="roman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  <style:font-face style:name="Nunito1" svg:font-family="Nunito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3in" style:type="center"/>
          <style:tab-stop style:position="6in" style:type="right"/>
        </style:tab-stops>
      </style:paragraph-properties>
    </style:style>
    <style:style style:name="P3" style:family="paragraph" style:parent-style-name="Standard">
      <style:paragraph-properties fo:line-height="150%">
        <style:tab-stops>
          <style:tab-stop style:position="3in" style:type="center"/>
          <style:tab-stop style:position="6in" style:type="right"/>
        </style:tab-stops>
      </style:paragraph-properties>
    </style:style>
    <style:style style:name="P4" style:family="paragraph" style:parent-style-name="Standard" style:list-style-name="WWNum2">
      <style:paragraph-properties fo:line-height="150%"/>
    </style:style>
    <style:style style:name="P5" style:family="paragraph" style:parent-style-name="Standard" style:list-style-name="WWNum2">
      <style:paragraph-properties fo:line-height="150%">
        <style:tab-stops>
          <style:tab-stop style:position="0.25in"/>
        </style:tab-stops>
      </style:paragraph-properties>
    </style:style>
    <style:style style:name="P6" style:family="paragraph" style:parent-style-name="Standard" style:list-style-name="WWNum5">
      <style:paragraph-properties fo:line-height="150%"/>
    </style:style>
    <style:style style:name="P7" style:family="paragraph" style:parent-style-name="Standard" style:list-style-name="WWNum4">
      <style:paragraph-properties fo:line-height="150%"/>
    </style:style>
    <style:style style:name="P8" style:family="paragraph" style:parent-style-name="Standard" style:list-style-name="WWNum6">
      <style:paragraph-properties fo:line-height="150%"/>
    </style:style>
    <style:style style:name="P9" style:family="paragraph" style:parent-style-name="Standard" style:list-style-name="WWNum7">
      <style:paragraph-properties fo:line-height="150%"/>
    </style:style>
    <style:style style:name="P10" style:family="paragraph" style:parent-style-name="Standard" style:list-style-name="WWNum3">
      <style:paragraph-properties fo:line-height="150%"/>
    </style:style>
    <style:style style:name="P11" style:family="paragraph" style:parent-style-name="Standard">
      <loext:graphic-properties draw:fill="solid" draw:fill-color="#ffffff"/>
      <style:paragraph-properties fo:line-height="150%" fo:background-color="#ffffff"/>
    </style:style>
    <style:style style:name="P12" style:family="paragraph" style:parent-style-name="Standard">
      <style:paragraph-properties fo:line-height="150%"/>
      <style:text-properties style:font-name="Nunito" style:text-underline-style="solid" style:text-underline-width="auto" style:text-underline-color="font-color" fo:font-weight="bold" style:font-name-asian="Nunito1" style:font-weight-asian="bold" style:font-name-complex="Nunito1"/>
    </style:style>
    <style:style style:name="P13" style:family="paragraph" style:parent-style-name="Standard">
      <style:paragraph-properties fo:line-height="150%"/>
      <style:text-properties style:font-name="Nunito" style:font-name-asian="Nunito1" style:font-name-complex="Nunito1"/>
    </style:style>
    <style:style style:name="P14" style:family="paragraph" style:parent-style-name="Standard">
      <style:paragraph-properties fo:line-height="150%"/>
      <style:text-properties fo:color="#000000" style:font-name="Nunito" style:font-name-asian="Nunito1" style:font-name-complex="Nunito1"/>
    </style:style>
    <style:style style:name="P15" style:family="paragraph" style:parent-style-name="Standard">
      <style:paragraph-properties fo:line-height="150%"/>
      <style:text-properties fo:color="#000000" style:font-name="Nunito" fo:font-weight="bold" style:font-name-asian="Nunito1" style:font-weight-asian="bold" style:font-name-complex="Nunito1"/>
    </style:style>
    <style:style style:name="P16" style:family="paragraph" style:parent-style-name="Standard" style:list-style-name="WWNum7">
      <style:paragraph-properties fo:line-height="150%"/>
      <style:text-properties officeooo:rsid="0014c776" officeooo:paragraph-rsid="0014c776"/>
    </style:style>
    <style:style style:name="P17" style:family="paragraph" style:parent-style-name="Standard">
      <style:paragraph-properties fo:line-height="150%"/>
      <style:text-properties officeooo:rsid="0014c776" officeooo:paragraph-rsid="0014c776"/>
    </style:style>
    <style:style style:name="P18" style:family="paragraph" style:parent-style-name="Standard">
      <style:paragraph-properties fo:margin-left="0.5in" fo:margin-right="0in" fo:line-height="150%" fo:text-indent="0in" style:auto-text-indent="false"/>
    </style:style>
    <style:style style:name="P19" style:family="paragraph" style:parent-style-name="Standard">
      <style:paragraph-properties fo:margin-left="0.5in" fo:margin-right="0in" fo:line-height="150%" fo:text-indent="0in" style:auto-text-indent="false"/>
      <style:text-properties style:font-name="Nunito" style:font-name-asian="Nunito1" style:font-name-complex="Nunito1"/>
    </style:style>
    <style:style style:name="P20" style:family="paragraph" style:parent-style-name="Standard" style:list-style-name="WWNum1">
      <style:paragraph-properties fo:margin-top="0in" fo:margin-bottom="0.139in" loext:contextual-spacing="false" fo:line-height="115%"/>
    </style:style>
    <style:style style:name="P21" style:family="paragraph" style:parent-style-name="Standard">
      <style:paragraph-properties fo:margin-left="0.5in" fo:margin-right="0in" fo:line-height="150%" fo:text-indent="-0.5in" style:auto-text-indent="false"/>
    </style:style>
    <style:style style:name="P22" style:family="paragraph" style:parent-style-name="Standard" style:master-page-name="Standard">
      <style:paragraph-properties fo:line-height="150%" fo:text-align="center" style:justify-single-word="false" style:page-number="1">
        <style:tab-stops>
          <style:tab-stop style:position="3in" style:type="center"/>
          <style:tab-stop style:position="6in" style:type="right"/>
        </style:tab-stops>
      </style:paragraph-properties>
    </style:style>
    <style:style style:name="P23" style:family="paragraph" style:parent-style-name="Text_20_body" style:list-style-name="WWNum7">
      <style:paragraph-properties fo:line-height="150%"/>
      <style:text-properties fo:font-variant="normal" fo:text-transform="none" style:font-name="Philosopher" fo:font-size="12pt" fo:letter-spacing="normal" fo:font-style="normal" fo:font-weight="normal" officeooo:paragraph-rsid="0014c776"/>
    </style:style>
    <style:style style:name="P24" style:family="paragraph" style:parent-style-name="Text_20_body" style:list-style-name="L1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style:font-name="Philosopher" fo:font-size="12pt" fo:letter-spacing="normal" fo:font-style="normal" fo:font-weight="normal"/>
    </style:style>
    <style:style style:name="P25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color="#000000" style:font-name="Nunito" fo:font-size="14pt" fo:font-weight="bold" style:font-name-asian="Nunito1" style:font-size-asian="14pt" style:font-weight-asian="bold" style:font-name-complex="Nunito1" style:font-size-complex="14pt"/>
    </style:style>
    <style:style style:name="T2" style:family="text">
      <style:text-properties fo:color="#000000" style:font-name="Nunito" style:text-underline-style="solid" style:text-underline-width="auto" style:text-underline-color="font-color" fo:font-weight="bold" style:font-name-asian="Nunito1" style:font-weight-asian="bold" style:font-name-complex="Nunito1"/>
    </style:style>
    <style:style style:name="T3" style:family="text">
      <style:text-properties fo:color="#000000" style:font-name="Nunito" style:font-name-asian="Nunito1" style:font-name-complex="Nunito1"/>
    </style:style>
    <style:style style:name="T4" style:family="text">
      <style:text-properties fo:color="#000000" style:font-name="Nunito" fo:font-weight="bold" style:font-name-asian="Nunito1" style:font-weight-asian="bold" style:font-name-complex="Nunito1"/>
    </style:style>
    <style:style style:name="T5" style:family="text">
      <style:text-properties fo:color="#000000" style:text-position="super 58%" style:font-name="Nunito" style:font-name-asian="Nunito1" style:font-name-complex="Nunito1"/>
    </style:style>
    <style:style style:name="T6" style:family="text">
      <style:text-properties fo:color="#1155cc" style:font-name="Nunito" fo:font-size="14pt" style:text-underline-style="solid" style:text-underline-width="auto" style:text-underline-color="font-color" fo:font-weight="bold" style:font-name-asian="Nunito1" style:font-size-asian="14pt" style:font-weight-asian="bold" style:font-name-complex="Nunito1" style:font-size-complex="14pt"/>
    </style:style>
    <style:style style:name="T7" style:family="text">
      <style:text-properties style:font-name="Nunito" fo:font-size="14pt" fo:font-weight="bold" style:font-name-asian="Nunito1" style:font-size-asian="14pt" style:font-weight-asian="bold" style:font-name-complex="Nunito1" style:font-size-complex="14pt"/>
    </style:style>
    <style:style style:name="T8" style:family="text">
      <style:text-properties style:font-name="Nunito" fo:font-weight="bold" style:font-name-asian="Nunito1" style:font-weight-asian="bold" style:font-name-complex="Nunito1"/>
    </style:style>
    <style:style style:name="T9" style:family="text">
      <style:text-properties style:font-name="Nunito" style:font-name-asian="Nunito1" style:font-name-complex="Nunito1"/>
    </style:style>
    <style:style style:name="T10" style:family="text">
      <style:text-properties style:font-name="Nunito" style:font-name-asian="Nunito1" style:font-name-complex="Nunito1" fo:background-color="#ffffff"/>
    </style:style>
    <style:style style:name="T11" style:family="text">
      <style:text-properties style:font-name="Nunito" officeooo:rsid="0014c776" style:font-name-asian="Nunito1" style:font-name-complex="Nunito1"/>
    </style:style>
    <style:style style:name="T12" style:family="text">
      <style:text-properties fo:color="#333333" style:font-name="Nunito" style:font-name-asian="Nunito1" style:font-name-complex="Nunito1" fo:background-color="#ffffff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0in" fo:padding-top="0.0492in" fo:padding-bottom="0.0492in" fo:padding-left="0.0984in" fo:padding-right="0.0984in" fo:wrap-option="wrap" style:run-through="foreground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heading=h.gjdgxs"/><text:span text:style-name="T1">CATHERINE NDUKU </text:span></text:p>
      <text:p text:style-name="P2"><text:span text:style-name="T1">Tel: +254701646673</text:span></text:p>
      <text:p text:style-name="P2"><text:span text:style-name="T1">E-mail: </text:span><text:a xlink:type="simple" xlink:href="mailto:ccayreen24@gmail.com" text:style-name="ListLabel_20_128" text:visited-style-name="ListLabel_20_128"><text:span text:style-name="ListLabel_20_64"><text:span text:style-name="T6">ccayreen24@gmail.com</text:span></text:span></text:a></text:p>
      <text:p text:style-name="P2"><text:span text:style-name="T7">DOB: 2nd March 1995</text:span></text:p>
      <text:p text:style-name="P3"><draw:custom-shape text:anchor-type="as-char" style:rel-width="100%" draw:z-index="0" draw:style-name="gr1" draw:text-style-name="P25" svg:width="0.0016in" svg:height="0.0217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/>
      <text:p text:style-name="P1"><text:span text:style-name="T8">OBJECTIVE:</text:span></text:p>
      <text:p text:style-name="P1"><text:span text:style-name="T9">Recent graduate with good technical experience seeking new opportunities at a reputable </text:span><text:span text:style-name="T12">company that will utilize my capabilities and potential and pursue a fulfilling <text:s/>career in ICT.</text:span></text:p>
      <text:p text:style-name="P13"/>
      <text:p text:style-name="P1"><text:span text:style-name="T8">EXPERIENCE:</text:span></text:p>
      <text:p text:style-name="P18"><text:span text:style-name="T8">Technical Support Officer, African Boma - September 2018 to May 2019</text:span></text:p>
      <text:list xml:id="list913814678" text:style-name="WWNum2">
        <text:list-item>
          <text:p text:style-name="P4"><text:span text:style-name="T9">M</text:span><text:span text:style-name="T10">onitor and maintain the computer systems and networks for the organisation.</text:span></text:p>
        </text:list-item>
        <text:list-item>
          <text:p text:style-name="P4"><text:span text:style-name="T10">Installing and configuring computer systems, diagnosing hardware and software faults.</text:span></text:p>
        </text:list-item>
        <text:list-item>
          <text:p text:style-name="P4"><text:span text:style-name="T10">Solving technical and application problems.</text:span></text:p>
        </text:list-item>
        <text:list-item>
          <text:p text:style-name="P4"><text:span text:style-name="T9">Support for developers, integration, and implementation of the Daraja Developer portal from Safaricom PLC. Acquired knowledge on MPesa APIs, and integrated it <text:s/>with their online system ecommerce system.</text:span></text:p>
        </text:list-item>
      </text:list>
      <text:p text:style-name="P1"><text:span text:style-name="T8">Technical Support, Survey of Kenya - February 2017 to September 2017 </text:span></text:p>
      <text:p text:style-name="P1"><text:span text:style-name="T9">I worked in the ICT Department undertook the following duties and functions:</text:span></text:p>
      <text:list xml:id="list3355962428" text:style-name="WWNum1">
        <text:list-item>
          <text:p text:style-name="P20"><text:span text:style-name="T9">Training on company’s software suite and installation.</text:span></text:p>
        </text:list-item>
        <text:list-item>
          <text:p text:style-name="P20"><text:span text:style-name="T9">Configured printers for users.</text:span></text:p>
        </text:list-item>
        <text:list-item>
          <text:p text:style-name="P20"><text:span text:style-name="T9">Activate data points for users who had moved to areas where they needed network.</text:span></text:p>
        </text:list-item>
        <text:list-item>
          <text:p text:style-name="P20"><text:span text:style-name="T9">Configuring of Cisco IP for users and setting them for users. </text:span></text:p>
        </text:list-item>
        <text:list-item>
          <text:p text:style-name="P20"><text:soft-page-break/><text:span text:style-name="T9">Make Ethernet cables for users. </text:span></text:p>
        </text:list-item>
        <text:list-item>
          <text:p text:style-name="P20"><text:span text:style-name="T9">I re-terminated cables for the users whose RJ-45 clips were not working.</text:span></text:p>
        </text:list-item>
        <text:list-item>
          <text:p text:style-name="P20"><text:span text:style-name="T9">Software installation and setup for users. These include ICS and GIS.</text:span></text:p>
        </text:list-item>
      </text:list>
      <text:p text:style-name="P1"><text:span text:style-name="T8">Data Verification Associate, Survey of Kenya - February 2017 to September 2017 </text:span></text:p>
      <text:p text:style-name="P1"><text:span text:style-name="T9">I worked in the Geospatial Data Management department and undertook the following duties and functions:</text:span></text:p>
      <text:list xml:id="list212225747685142" text:continue-list="list913814678" text:style-name="WWNum2">
        <text:list-item>
          <text:p text:style-name="P4"><text:span text:style-name="T9">Management of data needed for old and new clients in the company.</text:span></text:p>
        </text:list-item>
        <text:list-item>
          <text:p text:style-name="P5"><text:span text:style-name="T9">Report Presentation to management for Decision Making Support.</text:span></text:p>
        </text:list-item>
      </text:list>
      <text:p text:style-name="P1"><text:span text:style-name="T8">Network Engineer, <text:s/>IT Precision Ltd - August 2015 to December 2015</text:span></text:p>
      <text:list xml:id="list1496085075" text:style-name="WWNum5">
        <text:list-item>
          <text:p text:style-name="P6"><text:span text:style-name="T9">Developed and set up a WIFI network for Geek Mergence Ltd, Roysambo.</text:span></text:p>
        </text:list-item>
      </text:list>
      <text:p text:style-name="P1"><text:span text:style-name="T8">Sales Promoter, Zenko Company Marketing - May 2014 to August 2014</text:span></text:p>
      <text:list xml:id="list860743991" text:style-name="WWNum4">
        <text:list-item>
          <text:p text:style-name="P7"><text:span text:style-name="T9">Worked with Zenko Company as sales promoter for Hanan tissues and Bella tissues.</text:span></text:p>
        </text:list-item>
      </text:list>
      <text:p text:style-name="P1"><text:span text:style-name="T8">Sales Promoter, <text:s/>EXP Marketing - January 2014 to March 2014</text:span></text:p>
      <text:list xml:id="list1125023509" text:style-name="WWNum6">
        <text:list-item>
          <text:p text:style-name="P8"><text:span text:style-name="T9">Worked as a sales promoter for EXP Marketing. I dealt with products from Haco Industries and Cadbury Kenya Limited.</text:span></text:p>
        </text:list-item>
      </text:list>
      <text:p text:style-name="P19"/>
      <text:p text:style-name="P13"/>
      <text:p text:style-name="P1"><text:span text:style-name="T8">EDUCATION</text:span><text:span text:style-name="T4">:</text:span></text:p>
      <text:p text:style-name="P1"><text:span text:style-name="T8">2018</text:span><text:span text:style-name="T9"> B.Sc.</text:span><text:span text:style-name="T3"> Information Technology</text:span><text:span text:style-name="T9">, </text:span><text:span text:style-name="T3">Jomo Kenyatta University of Agriculture and Technology </text:span></text:p>
      <text:p text:style-name="P1"><text:span text:style-name="T8">2014</text:span><text:span text:style-name="T9"> </text:span><text:span text:style-name="T3">Certificate in Computer Packages, Glasa College of Professionals</text:span></text:p>
      <text:p text:style-name="P1"><text:span text:style-name="T8">2013</text:span><text:span text:style-name="T9"> </text:span><text:span text:style-name="T3">Kenya Certificate </text:span><text:span text:style-name="T9">o</text:span><text:span text:style-name="T3">f Secondary Education, Muthale Girls School</text:span></text:p>
      <text:p text:style-name="P1"><text:span text:style-name="T8">2009</text:span><text:span text:style-name="T9"> </text:span><text:span text:style-name="T3">Kenya </text:span><text:span text:style-name="T9">Certificate</text:span><text:span text:style-name="T3"> of Primary Education, Malivani A.I.C <text:s/>Boarding primary </text:span></text:p>
      <text:p text:style-name="P13"/>
      <text:p text:style-name="P13"><text:soft-page-break/></text:p>
      <text:p text:style-name="P13"/>
      <text:p text:style-name="P13"/>
      <text:p text:style-name="P1"><text:span text:style-name="T8">TECHNICAL SKILLS</text:span><text:span text:style-name="T4">:</text:span></text:p>
      <text:list xml:id="list3841043972" text:style-name="WWNum7">
        <text:list-item>
          <text:p text:style-name="P9"><text:span text:style-name="T9">Networking</text:span></text:p>
        </text:list-item>
        <text:list-item>
          <text:p text:style-name="P9"><text:span text:style-name="T9">System Administration</text:span></text:p>
        </text:list-item>
        <text:list-item>
          <text:p text:style-name="P9"><text:span text:style-name="T9">Software Installation and Setup</text:span></text:p>
        </text:list-item>
        <text:list-item>
          <text:p text:style-name="P9"><text:span text:style-name="T9">Platform and API Integration</text:span></text:p>
        </text:list-item>
        <text:list-item>
          <text:p text:style-name="P9"><text:span text:style-name="T9">MPesa API Integration</text:span></text:p>
        </text:list-item>
        <text:list-item>
          <text:p text:style-name="P9"><text:span text:style-name="T9">MySQL and DB management</text:span></text:p>
        </text:list-item>
        <text:list-item>
          <text:p text:style-name="P9"><text:span text:style-name="T9">Digital Marketing</text:span></text:p>
        </text:list-item>
        <text:list-item>
          <text:p text:style-name="P9"><text:span text:style-name="T9">MS office suite</text:span></text:p>
        </text:list-item>
        <text:list-item>
          <text:p text:style-name="P16"><text:span text:style-name="T9">UI/UX</text:span></text:p>
        </text:list-item>
        <text:list-item>
          <text:p text:style-name="P23"><text:span text:style-name="T11">Programming and web dev</text:span></text:p>
        </text:list-item>
        <text:list-item>
          <text:p text:style-name="P16"><text:span text:style-name="T9">git and github collaboration </text:span></text:p>
        </text:list-item>
      </text:list>
      <text:p text:style-name="P14"/>
      <text:p text:style-name="P1"><text:span text:style-name="T8">INTERESTS:</text:span></text:p>
      <text:list xml:id="list3611430812" text:style-name="WWNum3">
        <text:list-item>
          <text:p text:style-name="P10"><text:span text:style-name="T9">Traveling, Mentoring, Swimming, Reading</text:span><text:bookmark text:name="_GoBack"/></text:p>
        </text:list-item>
      </text:list>
      <text:p text:style-name="P1"><text:span text:style-name="T4"><text:s text:c="15"/></text:span></text:p>
      <text:p text:style-name="P21"><text:span text:style-name="T8">REFERENCES:</text:span></text:p>
      <text:p text:style-name="P1"><text:span text:style-name="T4">Benson Lui </text:span></text:p>
      <text:p text:style-name="P1"><text:span text:style-name="T3">Geospatial Data Management officer </text:span></text:p>
      <text:p text:style-name="P1"><text:span text:style-name="T3">Survey of Kenya Ruaraka</text:span></text:p>
      <text:p text:style-name="P1"><text:span text:style-name="T3">Mobile phone +254719757049</text:span></text:p>
      <text:p text:style-name="P13"/>
      <text:p text:style-name="P1"><text:span text:style-name="T4">Lauben Nuwagaba </text:span></text:p>
      <text:p text:style-name="P1"><text:span text:style-name="T3">Chief Executive Officer of AFRICAN BOMA </text:span></text:p>
      <text:p text:style-name="P1"><text:span text:style-name="T3">Kampala Uganda </text:span></text:p>
      <text:p text:style-name="P1"><text:span text:style-name="T3">Mobile phone +256705754347</text:span></text:p>
      <text:p text:style-name="P15"/>
      <text:p text:style-name="P17"><text:soft-page-break/><text:span text:style-name="T4">Sam Tomashi Kayembi</text:span></text:p>
      <text:p text:style-name="P17"><text:span text:style-name="T3">Technical Mentor </text:span></text:p>
      <text:p text:style-name="P17"><text:span text:style-name="T3">Moringa School </text:span></text:p>
      <text:p text:style-name="P17"><text:span text:style-name="T3">Mobile Phone 0712317212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OpenSymbol1" svg:font-family="OpenSymbol" style:font-adornments="Regular" style:font-pitch="variable" style:font-charset="x-symbol"/>
    <style:font-face style:name="Courier New" svg:font-family="'Courier New'"/>
    <style:font-face style:name="Noto Sans Symbols" svg:font-family="'Noto Sans Symbols'"/>
    <style:font-face style:name="Philosopher" svg:font-family="Philosopher, sans-serif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Nunito" svg:font-family="Nunito" style:font-family-generic="roman" style:font-pitch="variable"/>
    <style:font-face style:name="Times New Roman" svg:font-family="'Times New Roman'" style:font-family-generic="roman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  <style:font-face style:name="Nunito1" svg:font-family="Nunito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SimSun" style:font-family-asian="SimSun" style:font-family-generic-asian="system" style:font-pitch-asian="variable" style:font-size-asian="16pt" style:font-name-complex="SimSun" style:font-family-complex="SimSun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Header_20_Char" style:display-name="Header Char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Char1" style:display-name="Header Char1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SimSun" style:font-family-asian="SimSun" style:font-family-generic-asian="system" style:font-pitch-asian="variable" style:font-size-asian="16pt" style:font-name-complex="SimSun" style:font-family-complex="SimSun" style:font-family-generic-complex="system" style:font-pitch-complex="variable" style:font-size-complex="16pt"/>
    </style:style>
    <style:style style:name="ListLabel_20_1" style:display-name="ListLabel 1" style:family="text">
      <style:text-properties style:font-name="Nunito" fo:font-family="Nunito" style:font-family-generic="roman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Nunito" fo:font-family="Nunito" style:font-family-generic="roman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Nunito" fo:font-family="Nunito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Nunito" fo:font-family="Nunito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Nunito" fo:font-family="Nunito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Nunito" fo:font-family="Nunito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Nunito" fo:font-family="Nunito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1155cc" style:font-name="Nunito" fo:font-family="Nunito" style:font-family-generic="roman" style:font-pitch="variable" fo:font-size="14pt" style:text-underline-style="solid" style:text-underline-width="auto" style:text-underline-color="font-color" fo:font-weight="bold" style:font-name-asian="Nunito1" style:font-family-asian="Nunito" style:font-family-generic-asian="system" style:font-pitch-asian="variable" style:font-size-asian="14pt" style:font-weight-asian="bold" style:font-name-complex="Nunito1" style:font-family-complex="Nunito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5" style:display-name="ListLabel 65" style:family="text">
      <style:text-properties style:font-name="Nunito" fo:font-family="Nunito" style:font-family-generic="roman" style:font-pitch="variable" style:font-name-complex="Noto Sans Symbols1" style:font-family-complex="'Noto Sans Symbols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74" style:display-name="ListLabel 74" style:family="text">
      <style:text-properties style:font-name="Nunito" fo:font-family="Nunito" style:font-family-generic="roman" style:font-pitch="variable" style:font-name-complex="Noto Sans Symbols1" style:font-family-complex="'Noto Sans Symbols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77" style:display-name="ListLabel 77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0" style:display-name="ListLabel 80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3" style:display-name="ListLabel 83" style:family="text">
      <style:text-properties style:font-name="Nunito" fo:font-family="Nunito" style:font-family-generic="roman" style:font-pitch="variable" style:text-underline-style="none"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85" style:display-name="ListLabel 8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88" style:display-name="ListLabel 8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1" style:display-name="ListLabel 9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="Nunito" fo:font-family="Nunito" style:font-family-generic="roman" style:font-pitch="variable" style:text-underline-style="none" style:font-name-complex="Wingdings1" style:font-family-complex="Wingdings" style:font-family-generic-complex="system" style:font-pitch-complex="variable"/>
    </style:style>
    <style:style style:name="ListLabel_20_93" style:display-name="ListLabel 9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4" style:display-name="ListLabel 9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7" style:display-name="ListLabel 9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00" style:display-name="ListLabel 100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="Nunito" fo:font-family="Nunito" style:font-family-generic="roman" style:font-pitch="variable" style:text-underline-style="none" style:font-name-complex="Wingdings1" style:font-family-complex="Wingdings" style:font-family-generic-complex="system" style:font-pitch-complex="variable"/>
    </style:style>
    <style:style style:name="ListLabel_20_102" style:display-name="ListLabel 10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03" style:display-name="ListLabel 10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06" style:display-name="ListLabel 10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08" style:display-name="ListLabel 10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09" style:display-name="ListLabel 10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="Nunito" fo:font-family="Nunito" style:font-family-generic="roman" style:font-pitch="variable" style:text-underline-style="none" style:font-name-complex="Wingdings1" style:font-family-complex="Wingdings" style:font-family-generic-complex="system" style:font-pitch-complex="variable"/>
    </style:style>
    <style:style style:name="ListLabel_20_111" style:display-name="ListLabel 11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12" style:display-name="ListLabel 11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15" style:display-name="ListLabel 11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18" style:display-name="ListLabel 11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="Nunito" fo:font-family="Nunito" style:font-family-generic="roman" style:font-pitch="variable" style:text-underline-style="none" style:font-name-complex="Wingdings1" style:font-family-complex="Wingdings" style:font-family-generic-complex="system" style:font-pitch-complex="variable"/>
    </style:style>
    <style:style style:name="ListLabel_20_120" style:display-name="ListLabel 12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21" style:display-name="ListLabel 12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23" style:display-name="ListLabel 12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24" style:display-name="ListLabel 12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26" style:display-name="ListLabel 12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27" style:display-name="ListLabel 12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fo:color="#1155cc" style:font-name="Nunito" fo:font-family="Nunito" style:font-family-generic="roman" style:font-pitch="variable" fo:font-size="14pt" style:text-underline-style="solid" style:text-underline-width="auto" style:text-underline-color="font-color" fo:font-weight="bold" style:font-name-asian="Nunito1" style:font-family-asian="Nunito" style:font-family-generic-asian="system" style:font-pitch-asian="variable" style:font-size-asian="14pt" style:font-weight-asian="bold" style:font-name-complex="Nunito1" style:font-family-complex="Nunito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6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6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67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6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70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7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73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7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7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6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7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7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79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8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82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3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84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8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86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87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8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89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90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9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92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93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9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95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96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9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98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99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10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01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02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10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104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105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10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107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108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10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10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11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1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113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114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1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116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117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1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19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20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1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122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123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1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125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126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1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7:35:00</meta:creation-date>
    <meta:initial-creator>Windows User</meta:initial-creator>
    <dc:language>en-US</dc:language>
    <dc:date>2020-03-10T21:22:23.391547925</dc:date>
    <meta:editing-cycles>4</meta:editing-cycles>
    <meta:editing-duration>P2DT7H7M43S</meta:editing-duration>
    <meta:generator>LibreOffice/6.0.7.3$Linux_X86_64 LibreOffice_project/00m0$Build-3</meta:generator>
    <meta:document-statistic meta:table-count="0" meta:image-count="0" meta:object-count="0" meta:page-count="4" meta:paragraph-count="65" meta:word-count="458" meta:character-count="2988" meta:non-whitespace-character-count="258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